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02cm" table:align="left" style:writing-mode="lr-tb"/>
    </style:style>
    <style:style style:name="Table1.A" style:family="table-column">
      <style:table-column-properties style:column-width="0.8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4.501cm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5.752cm"/>
          <style:tab-stop style:position="11.001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4.501cm"/>
        </style:tab-stops>
      </style:paragraph-properties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break-before="page"/>
      <style:text-properties fo:font-weight="bold" style:font-weight-asian="bold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Symbol"/>
    </style:style>
    <style:style style:name="T3" style:family="text">
      <style:text-properties style:text-position="sub 58%"/>
    </style:style>
    <style:style style:name="T4" style:family="text">
      <style:text-properties style:font-name="Symbol"/>
    </style:style>
    <style:style style:name="T5" style:family="text">
      <style:text-properties fo:font-weight="bold" style:font-weight-asian="bold"/>
    </style:style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5cm" fo:border="0.74pt solid #000000">
        <style:background-image/>
      </style:graphic-properties>
    </style:style>
    <style:style style:name="fr3" style:family="graphic" style:parent-style-name="OLE">
      <style:graphic-properties style:vertical-pos="top" style:vertical-rel="baseline" draw:ole-draw-aspect="1" draw:visible-area-width="11.303cm" draw:visible-area-height="1.769cm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QUENCES</text:p>
      <text:p text:style-name="Standard"/>
      <text:p text:style-name="P1">Sequences defined using a formula for the n<text:span text:style-name="T1">th</text:span> term</text:p>
      <text:p text:style-name="Standard">For each of the following sequences, write down the first 5 terms and the 20<text:span text:style-name="T1">th</text:span> term.</text:p>
      <text:p text:style-name="Standard"/>
      <text:p text:style-name="Standard">1) u<text:span text:style-name="T3">n</text:span> = 3n <text:span text:style-name="T4"></text:span> 2<text:tab/>2) u<text:span text:style-name="T3">n</text:span> = n<text:span text:style-name="T1">2</text:span> + n + 1<text:tab/><text:tab/>3) u<text:span text:style-name="T3">n</text:span> = 3<text:span text:style-name="T1">n</text:span><text:span text:style-name="T2"></text:span><text:span text:style-name="T1">1</text:span><text:tab/>4) u<text:span text:style-name="T3">n</text:span> = 3<text:span text:style-name="T1">n</text:span> <text:span text:style-name="T4"></text:span> 1<text:tab/><text:span text:style-name="T3"> </text:span>5) u<text:span text:style-name="T3">n</text:span> = <text:tab/>5) u<text:span text:style-name="T3">n</text:span> = (n+1)(n+3)</text:p>
      <text:p text:style-name="Standard"/>
      <text:p text:style-name="Standard"/>
      <text:p text:style-name="P1">Finding the n<text:span text:style-name="T1">th</text:span> term</text:p>
      <text:p text:style-name="Standard">Find the n<text:span text:style-name="T1">th</text:span> term for each of the following sequences:</text:p>
      <text:p text:style-name="Standard"/>
      <text:p text:style-name="Standard">(a) 2, <text:s/>5, <text:s/>8, <text:s/>11, <text:s/>14, <text:s/>...<text:tab/>(b) 1, <text:s/>5, <text:s/>9, <text:s/>13, <text:s/>17, <text:s/>...<text:tab/>(c) 3, <text:s/>9, <text:s/>27, <text:s/>81, <text:s/>243, <text:s/>...<text:tab/>(d) <draw:frame draw:style-name="fr4" draw:name="Object2" text:anchor-type="as-char" svg:y="-0.515cm" svg:width="0.46cm" svg:height="0.831cm" draw:z-index="13"><draw:object xlink:href="./Object 2" xlink:type="simple" xlink:show="embed" xlink:actuate="onLoad"/><draw:image xlink:href="./ObjectReplacements/Object 2" xlink:type="simple" xlink:show="embed" xlink:actuate="onLoad"/></draw:frame>, <draw:frame draw:style-name="fr4" draw:name="Object3" text:anchor-type="as-char" svg:y="-0.515cm" svg:width="0.46cm" svg:height="0.831cm" draw:z-index="14"><draw:object xlink:href="./Object 3" xlink:type="simple" xlink:show="embed" xlink:actuate="onLoad"/><draw:image xlink:href="./ObjectReplacements/Object 3" xlink:type="simple" xlink:show="embed" xlink:actuate="onLoad"/></draw:frame>, <draw:frame draw:style-name="fr4" draw:name="Object4" text:anchor-type="as-char" svg:y="-0.515cm" svg:width="0.466cm" svg:height="0.831cm" draw:z-index="15"><draw:object xlink:href="./Object 4" xlink:type="simple" xlink:show="embed" xlink:actuate="onLoad"/><draw:image xlink:href="./ObjectReplacements/Object 4" xlink:type="simple" xlink:show="embed" xlink:actuate="onLoad"/></draw:frame>, <draw:frame draw:style-name="fr4" draw:name="Object5" text:anchor-type="as-char" svg:y="-0.515cm" svg:width="0.466cm" svg:height="0.831cm" draw:z-index="16"><draw:object xlink:href="./Object 5" xlink:type="simple" xlink:show="embed" xlink:actuate="onLoad"/><draw:image xlink:href="./ObjectReplacements/Object 5" xlink:type="simple" xlink:show="embed" xlink:actuate="onLoad"/></draw:frame>, <draw:frame draw:style-name="fr4" draw:name="Object6" text:anchor-type="as-char" svg:y="-0.515cm" svg:width="0.453cm" svg:height="0.831cm" draw:z-index="17"><draw:object xlink:href="./Object 6" xlink:type="simple" xlink:show="embed" xlink:actuate="onLoad"/><draw:image xlink:href="./ObjectReplacements/Object 6" xlink:type="simple" xlink:show="embed" xlink:actuate="onLoad"/></draw:frame> ...</text:p>
      <text:p text:style-name="Standard">(e) 2, <text:s/>8, <text:s/>32, <text:s/>128, <text:s/>512, <text:s/><text:tab/>(f) 1, <text:s/>3, <text:s/>5, <text:s/>7, <text:s/>9, <text:s/>... <text:tab/>(g) <text:s/>23, <text:s/>18, <text:s/>13, <text:s/>8, <text:s/>3, <text:s/>...<text:tab/>(g) 2, <text:s/>4, <text:s/>8, <text:s/>16, <text:s/>32, <text:s/>...</text:p>
      <text:p text:style-name="Standard">(h) 1, 4, <text:s/>9, <text:s/>16, <text:s/>25, ...<text:tab/>(i) 5, <text:s/>10, <text:s/>20, <text:s/>40, <text:s/>80, <text:s/><text:tab/>(j) 1, 3, <text:s/>9, <text:s/>27, <text:s/>81, ...<text:tab/>(k) 4, 10, 18, 28, 40, …</text:p>
      <text:p text:style-name="Standard">(l) 1, 3, 6, 10, 15, … <text:tab/>(m) 2, 6, 10, 14, 18, …<text:tab/>(n) 3, 8, 15, 24, 35, …<text:tab/>(o) 1, 5, 25, 125, 625, …</text:p>
      <text:p text:style-name="Standard">(p) 2, 5, 10, 17, 26, ... <text:tab/>(q) 2, <text:s/>6, <text:s/>12, <text:s/>20, <text:s/>30, <text:s/>... <text:tab/>(r) <text:s/>4, <text:s/>12, <text:s/>36, <text:s/>108, <text:s/>324<text:tab/>(s) <text:s/>8, <text:s/>4, <text:s/>2, <text:s/>1, <text:s/>, <text:s/>…</text:p>
      <text:p text:style-name="Standard"/>
      <text:p text:style-name="Standard"/>
      <text:p text:style-name="P1">Sequences defined recursively</text:p>
      <text:p text:style-name="Standard"/>
      <text:p text:style-name="P3">1) For each of the following sequences, write down the first 7 terms in the sequence.</text:p>
      <text:p text:style-name="P3">(a) u<text:span text:style-name="T3">1</text:span> = 3; <text:s/>u<text:span text:style-name="T3">n</text:span> = u<text:span text:style-name="T3">n-1</text:span> + 4<text:tab/>(b) u<text:span text:style-name="T3">1</text:span> = 2; u<text:span text:style-name="T3">n</text:span> = 3u<text:span text:style-name="T3">n-1</text:span><text:tab/>(c) u<text:span text:style-name="T3">1</text:span> = 2; <text:s/>u<text:span text:style-name="T3">n</text:span> = 2u<text:span text:style-name="T3">n-1</text:span> <text:s text:c="2"/><text:span text:style-name="T4"></text:span> <text:s/>1</text:p>
      <text:p text:style-name="P3">(d) u<text:span text:style-name="T3">1</text:span> = 1; u<text:span text:style-name="T3">2</text:span> = 3; u<text:span text:style-name="T3">n</text:span> = u<text:span text:style-name="T3">n-1</text:span> + 2u<text:span text:style-name="T3">n-2</text:span><text:tab/>(e) u<text:span text:style-name="T3">1</text:span> = 4; <text:s/>u<text:span text:style-name="T3">2</text:span> = 1; u<text:span text:style-name="T3">n</text:span> = u<text:span text:style-name="T3">n-1</text:span> <text:s/><text:span text:style-name="T4"></text:span> <text:s/>u<text:span text:style-name="T3">n-2</text:span><text:tab/>(f) u<text:span text:style-name="T3">1</text:span> = 1; u<text:span text:style-name="T3">n</text:span> = u<text:span text:style-name="T3">n-1</text:span> + 2n <text:s/><text:span text:style-name="T4"></text:span> <text:s/>1</text:p>
      <text:p text:style-name="P3"/>
      <text:p text:style-name="P3">2) Describe each of the following sequences using a recursive formula like those in question 1. <text:s/>(As a hint, those terms which are given in order to start the sequence off are shown in bold type.)</text:p>
      <text:p text:style-name="P3">(a)<text:span text:style-name="T5"> 3</text:span>, 6, 12, 24, 48, 96, …<text:tab/>(b)<text:span text:style-name="T5"> 2</text:span>, 5, 11, 23, 47, 95, …<text:tab/>(c ) <text:span text:style-name="T5">1, 3</text:span>, 7, 17, 41, 99, …</text:p>
      <text:p text:style-name="P3">(d) <text:span text:style-name="T5">2, 3</text:span>, 6, 10, 17, 28, 46, …<text:tab/>(e)<text:span text:style-name="T5"> 1, 2, 3</text:span>, 6, 11, 20, 37, 68, …<text:tab/>(f) <text:span text:style-name="T5">1, 2, 4</text:span>, 3, 1, -3, -6, -7, -4, 2, 5, 9 …</text:p>
      <text:p text:style-name="P3">(g) <text:span text:style-name="T5">31</text:span>, 15, 7, 3, 1, …<text:tab/>(h) <text:span text:style-name="T5">2</text:span>, 4, 7, 11, 16, 22, …<text:tab/>(i) <text:span text:style-name="T5">1</text:span>, 2, 6, 24, 120, 720, 5040, …</text:p>
      <text:p text:style-name="P1"/>
      <text:p text:style-name="P1"/>
      <text:p text:style-name="P1">Alternative Definitions</text:p>
      <text:p text:style-name="Standard">Below are 6 sequences defined by an expression for their nth term (1-6) and the same 6 sequences defined recursively (A-F). <text:s/>However, sequence 1 is NOT the same as sequence A, etc. <text:s/>For each of sequences 1-6, write down the first five terms, and state which recursive definition (A-F) matches this sequence.</text:p>
      <text:p text:style-name="Standard"/>
      <text:p text:style-name="Standard">1) u<text:span text:style-name="T3">n</text:span> = 2<text:span text:style-name="T1">n</text:span> <text:span text:style-name="T4"></text:span> 1<text:tab/><text:tab/><text:tab/>A) u<text:span text:style-name="T3">n+1</text:span> = u<text:span text:style-name="T3">n</text:span> + 3; <text:tab/><text:tab/>u<text:span text:style-name="T3">1</text:span> = 1</text:p>
      <text:p text:style-name="Standard">2) u<text:span text:style-name="T3">n</text:span> = 3n + 1<text:tab/><text:tab/><text:tab/>B) u<text:span text:style-name="T3">n+1</text:span> = u<text:span text:style-name="T3">n</text:span> + 4; <text:tab/><text:tab/>u<text:span text:style-name="T3">1</text:span> = 3</text:p>
      <text:p text:style-name="Standard">3) u<text:span text:style-name="T3">n</text:span> = 2<text:span text:style-name="T1">n </text:span><text:span text:style-name="T2"></text:span><text:span text:style-name="T1"> 1</text:span><text:tab/><text:tab/><text:tab/>C) u<text:span text:style-name="T3">n+1</text:span> = 2u<text:span text:style-name="T3">n</text:span> + 1;<text:tab/><text:tab/>u<text:span text:style-name="T3">1</text:span> = 1</text:p>
      <text:p text:style-name="Standard">4) u<text:span text:style-name="T3">n</text:span> = 3n <text:span text:style-name="T4"></text:span> 2<text:tab/><text:tab/><text:tab/>D) u<text:span text:style-name="T3">n+1</text:span> = u<text:span text:style-name="T3">n</text:span> + 3; <text:tab/><text:tab/>u<text:span text:style-name="T3">1</text:span> = 4</text:p>
      <text:p text:style-name="Standard">5) u<text:span text:style-name="T3">n</text:span> = n<text:span text:style-name="T1">2 </text:span>+ 1<text:tab/><text:tab/><text:tab/>E) u<text:span text:style-name="T3">n+1</text:span> = 2u<text:span text:style-name="T3">n</text:span>;<text:tab/><text:tab/>u<text:span text:style-name="T3">1</text:span> = 1</text:p>
      <text:p text:style-name="Standard">6) u<text:span text:style-name="T3">n</text:span> = 4n <text:span text:style-name="T4"></text:span> 1<text:tab/><text:tab/><text:tab/>F) u<text:span text:style-name="T3">n+1</text:span> = u<text:span text:style-name="T3">n</text:span> + 2n + 1; <text:tab/>u<text:span text:style-name="T3">1</text:span> = 2</text:p>
      <text:p text:style-name="Standard"/>
      <text:p text:style-name="Standard"/>
      <text:p text:style-name="P2">Method of Differences</text:p>
      <text:p text:style-name="P4">Using the method of differences, or any other method, find the next two terms in each of the following sequences:</text:p>
      <text:p text:style-name="P4"/>
      <text:p text:style-name="P4">(a) 3, <text:s/>7, <text:s/>13, <text:s/>21, <text:s/>31, <text:s/>...<text:tab/>(b) 1, <text:s/>3, <text:s/>7, <text:s/>15, <text:s/>31, <text:s/>...<text:tab/>(c) 2, <text:s/>5, <text:s/>7, <text:s/>12, <text:s/>19, <text:s/>31, <text:s/>...<text:tab/>(d) 2, <text:s/>7, <text:s/>14, <text:s/>23, 34, <text:s/>...</text:p>
      <text:p text:style-name="P4">(e) 1, <text:s/>3, <text:s/>9, <text:s/>27, <text:s/>81, <text:s/>...<text:tab/>(f) 1, <text:s/>3, <text:s/>8, <text:s/>19, <text:s/>42, 89, <text:s/>...<text:tab/>(g) 4, <text:s/>15, <text:s/>36, <text:s/>70, <text:s/>120, <text:s/>189, …<text:tab/>(h) 1, <text:s/>2, <text:s/>5, 12, 29, 70, ...</text:p>
      <text:p text:style-name="P1"/>
      <text:p text:style-name="P1"/>
      <text:p text:style-name="P1">Miscellaneous</text:p>
      <text:p text:style-name="Standard"/>
      <text:p text:style-name="Standard">1) Find the next two terms in the sequence: 1, <text:s/>1, <text:s/>3, <text:s/>5, <text:s/>11, <text:s/>21, <text:s/>43, <text:s/>…</text:p>
      <text:p text:style-name="Standard"/>
      <text:p text:style-name="Standard">2) Find the next two terms in the sequence: 6, <text:s/>24, <text:s/>60, <text:s/>120, <text:s/>210, <text:s/>336, ...</text:p>
      <text:p text:style-name="Standard"/>
      <text:p text:style-name="Standard">3) Find the 100th term in the sequence: 2, <text:s/>6, <text:s/>12, <text:s/>20, <text:s/>30, <text:s/>42, <text:s/>56, <text:s/>...</text:p>
      <text:p text:style-name="Standard"/>
      <text:p text:style-name="Standard">4) Here is part of a sequence:<text:tab/>2 <text:s text:c="2"/>3 <text:s text:c="2"/>5 <text:s text:c="2"/>8 <text:s text:c="2"/>...</text:p>
      <text:p text:style-name="Standard">(a) Suggest TWO DIFFERENT rules for this sequence, and in each case continue the sequence for 3 more numbers.</text:p>
      <text:p text:style-name="Standard">(b) Another rule to describe this sequence is to say that the 'nth' number in the sequence is given by the formula n(n-1) + 2. <text:s/>Use this rule to find the 5th and 6th numbers in the sequence. <text:s/>Is this rule the same as one of your rules?</text:p>
      <text:p text:style-name="Standard">(c) Use the rule in (b) to find the 100th number in the sequence.</text:p>
      <text:p text:style-name="P1"/>
      <text:p text:style-name="P1"/>
      <text:p text:style-name="P8">Sequences and Patterns</text:p>
      <text:p text:style-name="Standard"/>
      <text:p text:style-name="Standard">1) These are the first three in a series of patterns of lines: </text:p>
      <text:p text:style-name="Standard"><draw:frame draw:style-name="fr1" draw:name="Frame1" text:anchor-type="paragraph" svg:x="3.759cm" svg:y="0.123cm" svg:width="11.303cm" draw:z-index="0"><draw:text-box fo:min-height="0.37cm"><text:p text:style-name="Standard"><draw:frame draw:style-name="fr3" draw:name="Object1" text:anchor-type="as-char" svg:width="11.303cm" svg:height="1.769cm" draw:z-index="12"><draw:object-ole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(a) Write down the number of lines in patterns P<text:span text:style-name="T3">1</text:span>, P<text:span text:style-name="T3">2</text:span>, P<text:span text:style-name="T3">3</text:span>, P<text:span text:style-name="T3">4</text:span>, and P<text:span text:style-name="T3">5</text:span>.</text:p>
      <text:p text:style-name="Standard">(b) Write down a formula for the number of matchsticks in P<text:span text:style-name="T3">n</text:span>.</text:p>
      <text:p text:style-name="Standard">(c) Show how you can explain your formula in (b) using diagrams.</text:p>
      <text:p text:style-name="Standard"/>
      <text:p text:style-name="Standard">2) A pattern consists of a square of black dots surrounded by 4 rows of white dots. <text:s/>Patterns of size 1, size 2 and size 3 are shown below.</text:p>
      <text:p text:style-name="P5"><draw:g text:anchor-type="char" draw:z-index="2" draw:style-name="gr1"><draw:custom-shape draw:style-name="gr2" draw:text-style-name="P9" svg:width="0.503cm" svg:height="0.503cm" svg:x="2.254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3.005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3.005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3.757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3.005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5.51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6.262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6.262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7.764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6.262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7.013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6.262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7.013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7.013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7.764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7.013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5.51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0.019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0.77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0.77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2.273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0.77cm" svg:y="3.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1.521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0.77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1.521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1.521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2.273cm" svg:y="3.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1.521cm" svg:y="3.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0.019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2.273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2.273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2.273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1.521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0.503cm" svg:height="0.503cm" svg:x="10.77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0.019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3.024cm" svg:y="2.5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3.024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9" svg:width="0.503cm" svg:height="0.503cm" svg:x="13.024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(a) Draw the pattern of size 4</text:p>
      <text:p text:style-name="Standard">(b) How many black dots would there be in the pattern of size 9?</text:p>
      <text:p text:style-name="Standard">(c) How many white dots would there be in the pattern of size 7?</text:p>
      <text:p text:style-name="Standard">(d) If a pattern contained 44 white dots, how many black dots would it contain?</text:p>
      <text:p text:style-name="Standard">(e) If a pattern contained W white dots, write down a formula for the number of black dots. (B = .....)</text:p>
      <text:p text:style-name="Standard">(f) How many white dots are there in the pattern of size n?</text:p>
      <text:p text:style-name="Standard">(g) How many black dots are there in the pattern of size n?</text:p>
      <text:p text:style-name="Standard"/>
      <text:p text:style-name="Standard"><draw:line text:anchor-type="char" draw:z-index="6" draw:style-name="gr4" draw:text-style-name="P10" svg:x1="9.518cm" svg:y1="0.178cm" svg:x2="10.522cm" svg:y2="1.432cm"><text:p/></draw:line><draw:line text:anchor-type="char" draw:z-index="5" draw:style-name="gr4" draw:text-style-name="P10" svg:x1="5.761cm" svg:y1="0.178cm" svg:x2="6.765cm" svg:y2="1.432cm"><text:p/></draw:line>3) </text:p>
      <text:p text:style-name="P5"><draw:line text:anchor-type="char" draw:z-index="3" draw:style-name="gr4" draw:text-style-name="P10" svg:x1="3.007cm" svg:y1="0.012cm" svg:x2="1.753cm" svg:y2="1.266cm"><text:p/></draw:line><draw:line text:anchor-type="char" draw:z-index="7" draw:style-name="gr4" draw:text-style-name="P10" svg:x1="10.521cm" svg:y1="0.012cm" svg:x2="9.267cm" svg:y2="1.266cm"><text:p/></draw:line><draw:line text:anchor-type="char" draw:z-index="4" draw:style-name="gr4" draw:text-style-name="P10" svg:x1="6.514cm" svg:y1="0.012cm" svg:x2="5.26cm" svg:y2="1.266cm"><text:p/></draw:line></text:p>
      <text:p text:style-name="P5"><draw:line text:anchor-type="char" draw:z-index="8" draw:style-name="gr4" draw:text-style-name="P10" svg:x1="9.017cm" svg:y1="0.599cm" svg:x2="10.772cm" svg:y2="0.347cm"><text:p/></draw:line></text:p>
      <text:p text:style-name="Standard"/>
      <text:p text:style-name="P5"><draw:frame draw:style-name="fr2" draw:name="Frame2" text:anchor-type="char" svg:x="8.991cm" svg:y="0.238cm" svg:width="2.058cm" svg:height="1.057cm" draw:z-index="9"><draw:text-box><text:p text:style-name="Standard">3 lines</text:p><text:p text:style-name="Standard">3 crossovers</text:p></draw:text-box></draw:frame><draw:frame draw:style-name="fr2" draw:name="Frame3" text:anchor-type="char" svg:x="4.983cm" svg:y="0.238cm" svg:width="2.058cm" svg:height="1.057cm" draw:z-index="10"><draw:text-box><text:p text:style-name="Standard">2 lines</text:p><text:p text:style-name="Standard">1 crossover</text:p></draw:text-box></draw:frame><draw:frame draw:style-name="fr2" draw:name="Frame4" text:anchor-type="char" svg:x="0.975cm" svg:y="0.238cm" svg:width="2.058cm" svg:height="1.057cm" draw:z-index="11"><draw:text-box><text:p text:style-name="Standard">1 line</text:p><text:p text:style-name="Standard">0 crossovers</text:p></draw:text-box></draw:frame></text:p>
      <text:p text:style-name="Standard"/>
      <text:p text:style-name="Standard"/>
      <text:p text:style-name="Standard"/>
      <text:p text:style-name="Standard">When a number of lines is drawn so that every line crosses every other line, the number of crossovers produced is as shown in the following table:</text:p>
      <text:p text:style-name="Standard">No of Lines:<text:tab/>1<text:tab/>2<text:tab/>3<text:tab/>4<text:tab/>5<text:tab/>6<text:tab/>…</text:p>
      <text:p text:style-name="Standard">No of crossovers<text:tab/>0<text:tab/>1<text:tab/>3<text:tab/>6<text:tab/>10<text:tab/>15<text:tab/>…</text:p>
      <text:p text:style-name="Standard">The recursive rule for this is u<text:span text:style-name="T3">n</text:span> = u<text:span text:style-name="T3">n-1</text:span> + n <text:span text:style-name="T4"></text:span> 1. <text:s/>By referring to a diagram, explain <text:span text:style-name="T5">why</text:span> this rule works.</text:p>
      <text:p text:style-name="Standard"/>
      <text:p text:style-name="Standard">4)</text:p>
      <text:p text:style-name="Standard"><draw:frame draw:style-name="fr1" draw:name="Frame5" text:anchor-type="paragraph" svg:x="4.505cm" svg:y="0.159cm" svg:width="5.302cm" draw:z-index="1"><draw:text-box fo:min-height="0.37cm"><table:table table:name="Table1" table:style-name="Table1"><table:table-column table:style-name="Table1.A" table:number-columns-repeated="6"/><table:table-row table:style-name="Table1.1"><table:table-cell table:style-name="Table1.A1" office:value-type="string"><text:p text:style-name="P6">1</text:p></table:table-cell><table:table-cell table:style-name="Table1.A1" office:value-type="string"><text:p text:style-name="P6">2</text:p></table:table-cell><table:table-cell table:style-name="Table1.A1" office:value-type="string"><text:p text:style-name="P6">3</text:p></table:table-cell><table:table-cell table:style-name="Table1.A1" office:value-type="string"><text:p text:style-name="P6">4</text:p></table:table-cell><table:table-cell table:style-name="Table1.A1" office:value-type="string"><text:p text:style-name="P6">5</text:p></table:table-cell><table:table-cell table:style-name="Table1.A1" office:value-type="string"><text:p text:style-name="P6">6</text:p></table:table-cell></table:table-row><table:table-row table:style-name="Table1.1"><table:table-cell table:style-name="Table1.A1" office:value-type="string"><text:p text:style-name="P6">7</text:p></table:table-cell><table:table-cell table:style-name="Table1.A1" office:value-type="string"><text:p text:style-name="P6">8</text:p></table:table-cell><table:table-cell table:style-name="Table1.A1" office:value-type="string"><text:p text:style-name="P6">9</text:p></table:table-cell><table:table-cell table:style-name="Table1.A1" office:value-type="string"><text:p text:style-name="P6">10</text:p></table:table-cell><table:table-cell table:style-name="Table1.A1" office:value-type="string"><text:p text:style-name="P6">11</text:p></table:table-cell><table:table-cell table:style-name="Table1.A1" office:value-type="string"><text:p text:style-name="P6">12</text:p></table:table-cell></table:table-row><table:table-row table:style-name="Table1.1"><table:table-cell table:style-name="Table1.A1" office:value-type="string"><text:p text:style-name="P6">13</text:p></table:table-cell><table:table-cell table:style-name="Table1.A1" office:value-type="string"><text:p text:style-name="P6">14</text:p></table:table-cell><table:table-cell table:style-name="Table1.A1" office:value-type="string"><text:p text:style-name="P6">15</text:p></table:table-cell><table:table-cell table:style-name="Table1.A1" office:value-type="string"><text:p text:style-name="P6">16</text:p></table:table-cell><table:table-cell table:style-name="Table1.A1" office:value-type="string"><text:p text:style-name="P6">17</text:p></table:table-cell><table:table-cell table:style-name="Table1.A1" office:value-type="string"><text:p text:style-name="P6">18</text:p></table:table-cell></table:table-row><table:table-row table:style-name="Table1.1"><table:table-cell table:style-name="Table1.A1" office:value-type="string"><text:p text:style-name="P6">19</text:p></table:table-cell><table:table-cell table:style-name="Table1.A1" office:value-type="string"><text:p text:style-name="P6">20</text:p></table:table-cell><table:table-cell table:style-name="Table1.A1" office:value-type="string"><text:p text:style-name="P6">21</text:p></table:table-cell><table:table-cell table:style-name="Table1.A1" office:value-type="string"><text:p text:style-name="P6">22</text:p></table:table-cell><table:table-cell table:style-name="Table1.A1" office:value-type="string"><text:p text:style-name="P6">23</text:p></table:table-cell><table:table-cell table:style-name="Table1.A1" office:value-type="string"><text:p text:style-name="P6">24</text:p></table:table-cell></table:table-row><table:table-row table:style-name="Table1.1"><table:table-cell table:style-name="Table1.A1" office:value-type="string"><text:p text:style-name="P6">…</text:p></table:table-cell><table:table-cell table:style-name="Table1.A1" office:value-type="string"><text:p text:style-name="P6">…</text:p></table:table-cell><table:table-cell table:style-name="Table1.A1" office:value-type="string"><text:p text:style-name="P6">…</text:p></table:table-cell><table:table-cell table:style-name="Table1.A1" office:value-type="string"><text:p text:style-name="P6">…</text:p></table:table-cell><table:table-cell table:style-name="Table1.A1" office:value-type="string"><text:p text:style-name="P6">…</text:p></table:table-cell><table:table-cell table:style-name="Table1.A1" office:value-type="string"><text:p text:style-name="P6">…</text:p></table:table-cell></table:table-row></table:table></draw:text-box></draw:frame></text:p>
      <text:p text:style-name="Standard"/>
      <text:p text:style-name="Standard">The above pattern shows the natural numbers written in 6 columns. <text:s/>The number 16 is in the 3rd row and the 4th column.</text:p>
      <text:p text:style-name="Standard"/>
      <text:p text:style-name="Standard">(a) Which columns contain multiples of 3?</text:p>
      <text:p text:style-name="Standard">(b) In which column would the number 351 appear?</text:p>
      <text:p text:style-name="Standard">(c) In which row would 100 appear?</text:p>
      <text:p text:style-name="Standard">(d) Which columns can never contain multiples of 8? <text:s/>Give a reason for your answer.</text:p>
      <text:p text:style-name="Standard">(e) In which columns do all prime numbers (except 2 and 3) appear?</text:p>
      <text:p text:style-name="Standard">(f) Two of the columns will never contain a square number. <text:s/>Which are they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1.501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0-01-01T00:00:00</meta:creation-date>
    <dc:creator>Andy Lewis</dc:creator>
    <dc:date>2014-01-28T13:56:31</dc:date>
    <meta:print-date>1997-08-20T21:10:00</meta:print-date>
    <meta:editing-cycles>13</meta:editing-cycles>
    <meta:editing-duration>PT2H25M</meta:editing-duration>
    <meta:generator>LibreOffice/3.5$Linux_X86_64 LibreOffice_project/350m1$Build-2</meta:generator>
    <meta:document-statistic meta:table-count="1" meta:image-count="0" meta:object-count="6" meta:page-count="2" meta:paragraph-count="102" meta:word-count="1159" meta:character-count="5073" meta:non-whitespace-character-count="383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3/content.xml><?xml version="1.0" encoding="utf-8"?>
<math xmlns="http://www.w3.org/1998/Math/MathML">
  <semantics>
    <mrow>
      <mfrac>
        <mn>2</mn>
        <mn>3</mn>
      </mfrac>
    </mrow>
    <annotation encoding="StarMath 5.0">2 over 3</annotation>
  </semantics>
</math>
</file>

<file path=Object 4/content.xml><?xml version="1.0" encoding="utf-8"?>
<math xmlns="http://www.w3.org/1998/Math/MathML">
  <semantics>
    <mrow>
      <mfrac>
        <mn>3</mn>
        <mn>4</mn>
      </mfrac>
    </mrow>
    <annotation encoding="StarMath 5.0">3 over 4</annotation>
  </semantics>
</math>
</file>

<file path=Object 5/content.xml><?xml version="1.0" encoding="utf-8"?>
<math xmlns="http://www.w3.org/1998/Math/MathML">
  <semantics>
    <mrow>
      <mfrac>
        <mn>4</mn>
        <mn>5</mn>
      </mfrac>
    </mrow>
    <annotation encoding="StarMath 5.0">4 over 5</annotation>
  </semantics>
</math>
</file>

<file path=Object 6/content.xml><?xml version="1.0" encoding="utf-8"?>
<math xmlns="http://www.w3.org/1998/Math/MathML">
  <semantics>
    <mrow>
      <mfrac>
        <mn>5</mn>
        <mn>6</mn>
      </mfrac>
    </mrow>
    <annotation encoding="StarMath 5.0">5 over 6</annotation>
  </semantics>
</math>
</file>